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4">
      <style:paragraph-properties fo:text-align="start" style:justify-single-word="false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3a66b"/>
    </style:style>
    <style:style style:name="T3" style:family="text">
      <style:text-properties officeooo:rsid="00040199"/>
    </style:style>
    <style:style style:name="T4" style:family="text">
      <style:text-properties officeooo:rsid="00043b10"/>
    </style:style>
    <style:style style:name="T5" style:family="text">
      <style:text-properties officeooo:rsid="00043bad"/>
    </style:style>
    <style:style style:name="T6" style:family="text">
      <style:text-properties officeooo:rsid="00047042"/>
    </style:style>
    <style:style style:name="T7" style:family="text">
      <style:text-properties officeooo:rsid="000625d4"/>
    </style:style>
    <style:style style:name="T8" style:family="text">
      <style:text-properties officeooo:rsid="00081ffc"/>
    </style:style>
    <style:style style:name="T9" style:family="text">
      <style:text-properties officeooo:rsid="0009fa0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F2: Sistemes ERP-CRM. Explotació i adequació</text:h>
      <text:p text:style-name="Text_20_body"><text:span text:style-name="Strong_20_Emphasis">1. Organització i consulta de la informació (10 horas)</text:span></text:p>
      <text:list text:style-name="L1">
        <text:list-item>
          <text:p text:style-name="Text_20_body"><text:span text:style-name="T2">C</text:span>ómo definir y manipular campos en Odoo, y cómo estas definiciones se reflejan en la interfaz de usuario y en la base de datos.</text:p>
        </text:list-item>
        <text:list-item>
          <text:p text:style-name="Text_20_body"><text:span text:style-name="T2">C</text:span>onsultas de acceso a datos utilizando la interfaz de Odoo y, si el curso lo permite, a través de consultas SQL directamente en PostgreSQL.</text:p>
        </text:list-item>
        <text:list-item>
          <text:p text:style-name="Text_20_body">Practica la creación de informes y cuadros de mando a través de las herramientas de Odoo y soluciones BI como Power BI o Qlik.</text:p>
        </text:list-item>
      </text:list>
      <text:p text:style-name="Text_20_body"><text:span text:style-name="Strong_20_Emphasis">2. Implantació de sistemes ERP-CRM en una empresa (10 horas)</text:span></text:p>
      <text:list text:style-name="L2">
        <text:list-item>
          <text:p text:style-name="Text_20_body"><text:span text:style-name="T2">Elegir</text:span> un tipo de empresa (real o ficticia) y <text:span text:style-name="T3">s</text:span>elecciona y configura módulos de Odoo que se alineen con las necesidades empresariales.</text:p>
        </text:list-item>
        <text:list-item>
          <text:p text:style-name="Text_20_body"><text:span text:style-name="T2">Adaptar</text:span> tablas, vistas, formularios e informes para cumplir con los requisitos empresariales específicos.</text:p>
        </text:list-item>
      </text:list>
      <text:p text:style-name="Text_20_body"><text:span text:style-name="Strong_20_Emphasis">3. Desenvolupament de components (13 horas)</text:span></text:p>
      <text:list text:style-name="L3">
        <text:list-item>
          <text:p text:style-name="Text_20_body"><text:span text:style-name="T4">P</text:span>rogramación con Python y XML en Odoo, que son esenciales para desarrollar nuevos módulos o extender la funcionalidad de los existentes.</text:p>
        </text:list-item>
        <text:list-item>
          <text:p text:style-name="Text_20_body">Ofrece ejercicios para practicar la inserción, modificación y eliminación de datos utilizando la API de Odoo.</text:p>
        </text:list-item>
        <text:list-item>
          <text:p text:style-name="Text_20_body">Pídeles que desarrollen un componente simple, como un módulo personalizado que gestione la recepción y envío de paquetes, como mencionaste.</text:p>
        </text:list-item>
        <text:list-item>
          <text:p text:style-name="Text_20_body">Asegúrate de que cada estudiante entienda la importancia de la depuración y el manejo de errores.</text:p>
        </text:list-item>
      </text:list>
      <text:p text:style-name="Text_20_body"><text:span text:style-name="Strong_20_Emphasis">General para toda la UF2:</text:span></text:p>
      <text:list text:style-name="L4">
        <text:list-item>
          <text:p text:style-name="Text_20_body"><text:span text:style-name="Strong_20_Emphasis">Documentación y Control de Versiones (Incorporado en cada sección)</text:span></text:p>
          <text:list>
            <text:list-item>
              <text:p text:style-name="Text_20_body"><text:span text:style-name="T5">L</text:span>a importancia de la documentación adecuada para cada componente desarrollado o modificado.</text:p>
            </text:list-item>
            <text:list-item>
              <text:p text:style-name="Text_20_body"><text:span text:style-name="T6">S</text:span>istemas de control de versiones como Git para el seguimiento de los cambios en el código y la colaboración.</text:p>
            </text:list-item>
          </text:list>
        </text:list-item>
        <text:list-item>
          <text:p text:style-name="Text_20_body"><text:span text:style-name="Strong_20_Emphasis">Colaboración y Trabajo en Equipo (Incorporado en cada sección)</text:span></text:p>
          <text:list>
            <text:list-item>
              <text:p text:style-name="Text_20_body"><text:span text:style-name="T7">T</text:span>rabajo en equipo, especialmente en la fase de desarrollo de componentes, lo cual es crucial en entornos profesionales.</text:p>
            </text:list-item>
          </text:list>
        </text:list-item>
        <text:list-item>
          <text:p text:style-name="Text_20_body"><text:span text:style-name="Strong_20_Emphasis">Presentaciones y Retroalimentación (Final de la UF)</text:span></text:p>
          <text:list>
            <text:list-item>
              <text:p text:style-name="Text_20_body">Al final de la UF, <text:span text:style-name="T8">se realizaran</text:span> presentaciones donde los estudiantes puedan mostrar su trabajo y recibir retroalimentación de compañeros y profesores.</text:p>
            </text:list-item>
          </text:list>
        </text:list-item>
        <text:list-item>
          <text:p text:style-name="Text_20_body"><text:span text:style-name="Strong_20_Emphasis">Reflexión y Autoevaluación (Final de la UF)</text:span></text:p>
          <text:list>
            <text:list-item>
              <text:p text:style-name="Text_20_body"><text:soft-page-break/><text:span text:style-name="T9">R</text:span>eflexionar sobre lo que han aprendido y a autoevaluar sus habilidades y áreas de mejora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19:34.772753320</meta:creation-date>
    <dc:date>2023-11-09T13:25:02.946150420</dc:date>
    <meta:editing-duration>PT5M25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2" meta:paragraph-count="24" meta:word-count="352" meta:character-count="2138" meta:non-whitespace-character-count="1826"/>
  </office:meta>
</office:document-meta>
</file>